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1.96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cccccc" draw:textarea-horizontal-align="justify" draw:textarea-vertical-align="middle" draw:auto-grow-height="false" fo:min-height="0.335cm" fo:min-width="3.45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6cm" fo:min-width="8.975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6cm" draw:marker-end-width="0.276cm" draw:fill-color="#cccccc" draw:textarea-horizontal-align="justify" draw:textarea-vertical-align="middle" draw:auto-grow-height="false" fo:min-height="0.335cm" fo:min-width="2.425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cccccc" draw:textarea-horizontal-align="justify" draw:textarea-vertical-align="middle" draw:auto-grow-height="false" fo:min-height="0.335cm" fo:min-width="1.96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3.45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5.12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6cm" draw:marker-end-width="0.276cm" draw:fill-color="#cccccc" draw:textarea-horizontal-align="justify" draw:textarea-vertical-align="middle" draw:auto-grow-height="false" fo:min-height="0.36cm" fo:min-width="8.975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2.425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cccccc" draw:textarea-horizontal-align="justify" draw:textarea-vertical-align="middle" draw:auto-grow-height="false" fo:min-height="0.335cm" fo:min-width="12.415cm" fo:padding-top="0.15cm" fo:padding-bottom="0.15cm" fo:padding-left="0.275cm" fo:padding-right="0.27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3.785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3.48cm" fo:padding-top="0.15cm" fo:padding-bottom="0.15cm" fo:padding-left="0.275cm" fo:padding-right="0.27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cccccc"/>
      <style:paragraph-properties fo:text-align="start"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chedule" draw:style-name="dp1" draw:master-page-name="Default" presentation:presentation-page-layout-name="AL1T0">
        <draw:custom-shape draw:style-name="gr1" draw:text-style-name="P2" draw:layer="layout" svg:width="2.51cm" svg:height="0.635cm" svg:x="7.015cm" svg:y="4.1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0.635cm" svg:x="8.295cm" svg:y="5.1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525cm" svg:height="0.66cm" svg:x="9.525cm" svg:y="6.1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75cm" svg:height="0.635cm" svg:x="14.805cm" svg:y="7.18cm"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hedule 1" draw:style-name="dp1" draw:master-page-name="Default" presentation:presentation-page-layout-name="AL1T0">
        <draw:custom-shape draw:style-name="gr6" draw:text-style-name="P3" draw:layer="layout" svg:width="2.51cm" svg:height="0.635cm" svg:x="7.015cm" svg:y="4.1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cm" svg:height="0.635cm" svg:x="8.295cm" svg:y="5.1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525cm" svg:height="0.66cm" svg:x="9.525cm" svg:y="6.1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75cm" svg:height="0.635cm" svg:x="14.805cm" svg:y="7.18cm"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hedule 1 counterexample" draw:style-name="dp1" draw:master-page-name="Default" presentation:presentation-page-layout-name="AL1T0">
        <draw:custom-shape draw:style-name="gr6" draw:text-style-name="P3" draw:layer="layout" svg:width="2.51cm" svg:height="0.635cm" svg:x="11.01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.675cm" svg:height="0.635cm" svg:x="6.39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.675cm" svg:height="0.635cm" svg:x="12.795cm" svg:y="7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hedule 2" draw:style-name="dp1" draw:master-page-name="Default" presentation:presentation-page-layout-name="AL1T0">
        <draw:custom-shape draw:style-name="gr6" draw:text-style-name="P3" draw:layer="layout" svg:width="2.51cm" svg:height="0.635cm" svg:x="7.015cm" svg:y="4.1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cm" svg:height="0.635cm" svg:x="8.295cm" svg:y="5.1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9.525cm" svg:height="0.66cm" svg:x="9.525cm" svg:y="6.1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975cm" svg:height="0.635cm" svg:x="14.805cm" svg:y="7.18cm"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hedule 2 counterexample" draw:style-name="dp1" draw:master-page-name="Default" presentation:presentation-page-layout-name="AL1T0">
        <draw:custom-shape draw:style-name="gr11" draw:text-style-name="P3" draw:layer="layout" svg:width="12.965cm" svg:height="0.635cm" svg:x="6.08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4.335cm" svg:height="0.635cm" svg:x="7.09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03cm" svg:height="0.635cm" svg:x="13.84cm" svg:y="6.9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hedule 3" draw:style-name="dp1" draw:master-page-name="Default" presentation:presentation-page-layout-name="AL1T0">
        <draw:custom-shape draw:style-name="gr6" draw:text-style-name="P3" draw:layer="layout" svg:width="2.51cm" svg:height="0.635cm" svg:x="7.015cm" svg:y="4.1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cm" svg:height="0.635cm" svg:x="8.295cm" svg:y="5.1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525cm" svg:height="0.66cm" svg:x="9.525cm" svg:y="6.1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75cm" svg:height="0.635cm" svg:x="14.805cm" svg:y="7.18cm">
          <text:p text:style-name="P1">4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8:33:41.378052765</meta:creation-date>
    <meta:generator>LibreOffice/24.8.4.2$Linux_X86_64 LibreOffice_project/480$Build-2</meta:generator>
    <dc:date>2025-01-22T19:13:03.453821431</dc:date>
    <meta:editing-duration>PT11M22S</meta:editing-duration>
    <meta:editing-cycles>6</meta:editing-cycles>
    <meta:document-statistic meta:object-count="55"/>
  </office:meta>
</office:document-meta>
</file>